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Service.outResponseFault( MyRoleMessageExchange mex , javax . jbi . messaging . MessageExchange jbiM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OdeService.outFailure( MyRoleMessageExchange odeMex , javax . jbi . messaging . MessageExchange jbiM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deService.onJbiMessageExchange( javax . jbi . messaging . MessageExchange jbiMex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OdeService.outResponse( MyRoleMessageExchange mex , javax . jbi . messaging . MessageExchange jbiM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OdeService.OdeService( OdeContext odeContext ,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Service.sendError( javax . jbi . messaging . MessageExchange jbiMex , Exception err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deService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ervice.invokeOde( javax . jbi . messaging . MessageExchange jbiMex , NormalizedMessage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OdeService.getInternalService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ervice.activ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deService.d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Service.getExternalService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